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7cm" fo:margin-left="0.009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4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_20__28_user_29_">
      <style:paragraph-properties fo:text-align="center" style:justify-single-word="false"/>
      <style:text-properties fo:font-size="28pt" style:font-size-asian="28pt" style:font-size-complex="28pt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_20__28_user_29_">
      <style:paragraph-properties fo:break-before="page"/>
      <style:text-properties fo:font-size="24pt" style:font-size-asian="24pt" style:font-size-complex="24pt"/>
    </style:style>
    <style:style style:name="P7" style:family="paragraph" style:parent-style-name="Standard_20__28_user_29_">
      <style:paragraph-properties fo:text-align="center" style:justify-single-word="false"/>
      <style:text-properties fo:color="#1d2125" loext:opacity="100%" fo:font-size="15pt" style:font-size-asian="15pt" style:font-size-complex="15pt"/>
    </style:style>
    <style:style style:name="P8" style:family="paragraph" style:parent-style-name="Standard_20__28_user_29_">
      <style:text-properties fo:font-size="32pt" fo:font-weight="bold" style:font-size-asian="32pt" style:font-weight-asian="bold" style:font-size-complex="32pt" style:font-weight-complex="bold"/>
    </style:style>
    <style:style style:name="P9" style:family="paragraph" style:parent-style-name="Standard_20__28_user_29_">
      <style:text-properties fo:font-size="22pt" style:font-size-asian="22pt" style:font-size-complex="22pt"/>
    </style:style>
    <style:style style:name="P10" style:family="paragraph" style:parent-style-name="Table_20_Contents">
      <style:paragraph-properties fo:text-align="center" style:justify-single-word="false" fo:orphans="0" fo:widows="0"/>
    </style:style>
    <style:style style:name="P11" style:family="paragraph" style:parent-style-name="Table_20_Contents">
      <style:paragraph-properties fo:orphans="0" fo:widows="0"/>
    </style:style>
    <style:style style:name="P12" style:family="paragraph" style:parent-style-name="Table_20_Contents">
      <style:paragraph-properties fo:orphans="0" fo:widows="0"/>
      <style:text-properties style:font-name="FreeMono" fo:font-size="11pt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1d2125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52cc" loext:opacity="100%" style:font-name="Segoe UI" fo:font-size="10.5pt" style:font-size-asian="10.5pt" style:font-name-complex="Segoe UI1" style:font-size-complex="10.5pt"/>
    </style:style>
    <style:style style:name="T9" style:family="text">
      <style:text-properties fo:color="#172b4d" loext:opacity="100%" style:font-name="Segoe UI" fo:font-size="10.5pt" fo:background-color="#ffffff" loext:char-shading-value="0" style:font-size-asian="10.5pt" style:font-name-complex="Segoe UI1" style:font-size-complex="10.5pt"/>
    </style:style>
    <style:style style:name="T10" style:family="text">
      <style:text-properties style:font-name="FreeMono" fo:font-size="11pt" style:font-size-asian="11pt" style:font-size-complex="11pt"/>
    </style:style>
    <style:style style:name="T11" style:family="text">
      <style:text-properties fo:color="#1c2b39" loext:opacity="100%" style:font-name="FreeMono" fo:font-size="11pt" fo:font-style="normal" style:font-size-asian="11pt" style:font-style-asian="normal" style:font-size-complex="11pt" style:font-style-complex="normal"/>
    </style:style>
    <style:style style:name="T12" style:family="text">
      <style:text-properties fo:color="#1c2b39" loext:opacity="100%"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4pt" style:font-size-asian="4pt" style:font-size-complex="4pt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"><text:span text:style-name="T14">Web Systems and Technologies</text:span></text:p>
      <text:p text:style-name="P3"><text:span text:style-name="T14">Assignment – 1</text:span>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9"><text:span text:style-name="T14">Name</text:span>: Ninad Milind Barve</text:p>
      <text:p text:style-name="P9"><text:span text:style-name="T14">MIS</text:span>: 112003016</text:p>
      <text:p text:style-name="P9"><text:span text:style-name="T14">Div</text:span>: 1</text:p>
      <text:p text:style-name="P9"><text:span text:style-name="T14">Batch</text:span>: TY1-T1(WST1)</text:p>
      <text:p text:style-name="P1"/>
      <text:p text:style-name="P6"/>
      <text:p text:style-name="P4"><text:span text:style-name="T4">Comparing any two web servers (features, configuration files, etc) one of which is Apache Tomcat.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5">Apache Tomcat</text:span></text:p>
          </table:table-cell>
          <table:table-cell table:style-name="Table1.B1" office:value-type="string">
            <text:p text:style-name="P10"><text:span text:style-name="T5">Nginix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It is an open-source web server developed by the Apache Group.</text:span></text:p>
            <text:p text:style-name="P11"><text:span text:style-name="T6">Released on 25 March 1999</text:span></text:p>
          </table:table-cell>
          <table:table-cell table:style-name="Table1.B2" office:value-type="string">
            <text:p text:style-name="P11"><text:span text:style-name="T6">It is an open-source web server developed by Nginix.inc.</text:span></text:p>
            <text:p text:style-name="P11"><text:span text:style-name="T6">Released on 4 October 2004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Compatible platforms:</text:span></text:p>
            <text:p text:style-name="P11"><text:span text:style-name="T6">Unix, Linux, Windows</text:span></text:p>
          </table:table-cell>
          <table:table-cell table:style-name="Table1.B2" office:value-type="string">
            <text:p text:style-name="P11"><text:span text:style-name="T6">Compatible platforms:</text:span></text:p>
            <text:p text:style-name="P11"><text:span text:style-name="T6">Unix like systems, linux <text:s/>and has limited support on Windows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It is an application server and web server. It has an application container that can server serve Java Web applications( servlets). It can also server static content ( html, images)</text:span></text:p>
          </table:table-cell>
          <table:table-cell table:style-name="Table1.B2" office:value-type="string">
            <text:p text:style-name="P11"><text:span text:style-name="T6">Designed to work both as a web server and a proxy server.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Uses a multi-threaded approach for processing client requests</text:span></text:p>
            <text:p text:style-name="P11"><text:span text:style-name="T6">A single thread handles only a single connection</text:span></text:p>
          </table:table-cell>
          <table:table-cell table:style-name="Table1.B2" office:value-type="string">
            <text:p text:style-name="P11"><text:span text:style-name="T6">Uses an event-driven asynchronous approach for processing requests</text:span></text:p>
            <text:p text:style-name="P11"><text:span text:style-name="T6">Multiple connections can be handled by a single thread in Nginix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Modules are dynamically loaded and unloaded</text:span></text:p>
            <text:p text:style-name="P11"><text:span text:style-name="T6">This makes Tomcat very flexible</text:span></text:p>
          </table:table-cell>
          <table:table-cell table:style-name="Table1.B2" office:value-type="string">
            <text:p text:style-name="P11"><text:span text:style-name="T6">Dynamic content cannot be loaded natively in Nginix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Easy customization possible as writing of modules can be done easily</text:span></text:p>
          </table:table-cell>
          <table:table-cell table:style-name="Table1.B2" office:value-type="string">
            <text:p text:style-name="P11"><text:span text:style-name="T6">Any new modules need to be compiled first into Nginix binary by the admin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Apache Tomcat server is good in handling Java servlets. But performance in dealing with static content is low</text:span></text:p>
          </table:table-cell>
          <table:table-cell table:style-name="Table1.B2" office:value-type="string">
            <text:p text:style-name="P11"><text:span text:style-name="T6">Nginix can handle both static and dynamic content concurrently using lesser memory than Apache Tomcat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Apache tomcat is typically used to host Java applications. Some of the important websites ( applications) hosted by Tomcat are </text:span><text:a xlink:type="simple" xlink:href="http://www.walmart.com" text:style-name="Internet_20_link" text:visited-style-name="Visited_20_Internet_20_Link"><text:span text:style-name="Internet_20_link"><text:span text:style-name="T8">WalMart.com</text:span></text:span></text:a><text:span text:style-name="T6"> , </text:span><text:a xlink:type="simple" xlink:href="http://www.weather.com" text:style-name="Internet_20_link" text:visited-style-name="Visited_20_Internet_20_Link"><text:span text:style-name="Internet_20_link"><text:span text:style-name="T8">The Weather Channel</text:span></text:span></text:a><text:span text:style-name="T9">, </text:span><text:a xlink:type="simple" xlink:href="http://www.webshots.com" text:style-name="Internet_20_link" text:visited-style-name="Visited_20_Internet_20_Link"><text:span text:style-name="Internet_20_link"><text:span text:style-name="T8">WebShots</text:span></text:span></text:a><text:span text:style-name="T9"> etc.</text:span></text:p>
          </table:table-cell>
          <table:table-cell table:style-name="Table1.B2" office:value-type="string">
            <text:p text:style-name="P11"><text:span text:style-name="T6">Nginix typically used to host javascript based ( NodeJS) applications. Some of the popular websites using NGIXN are </text:span><text:a xlink:type="simple" xlink:href="http://netflix.com/" text:style-name="Internet_20_link" text:visited-style-name="Visited_20_Internet_20_Link"><text:span text:style-name="Internet_20_link"><text:span text:style-name="T6">Netflix.com</text:span></text:span></text:a><text:span text:style-name="T6">, </text:span><text:a xlink:type="simple" xlink:href="http://pinterest.com/" text:style-name="Internet_20_link" text:visited-style-name="Visited_20_Internet_20_Link"><text:span text:style-name="Internet_20_link"><text:span text:style-name="T6">Pinterest.com</text:span></text:span></text:a><text:span text:style-name="T6">, </text:span><text:a xlink:type="simple" xlink:href="http://airbnb.com/" text:style-name="Internet_20_link" text:visited-style-name="Visited_20_Internet_20_Link"><text:span text:style-name="Internet_20_link"><text:span text:style-name="T6">Airbnb.com</text:span></text:span></text:a><text:span text:style-name="T6">, </text:span><text:a xlink:type="simple" xlink:href="http://soundcloud.com/" text:style-name="Internet_20_link" text:visited-style-name="Visited_20_Internet_20_Link"><text:span text:style-name="Internet_20_link"><text:span text:style-name="T6">SoundCloud.com</text:span></text:span></text:a><text:span text:style-name="T6"> etc.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The codebase for apache tomcat is very high but security is low</text:span></text:p>
          </table:table-cell>
          <table:table-cell table:style-name="Table1.B2" office:value-type="string">
            <text:p text:style-name="P11"><text:span text:style-name="T6">Codebase for Nginix server is low and the security is high</text:span></text:p>
          </table:table-cell>
        </table:table-row>
        <table:table-row table:style-name="Table1.1">
          <table:table-cell table:style-name="Table1.B2" table:number-columns-spanned="2" office:value-type="string">
            <text:p text:style-name="P11"><text:span text:style-name="T7">Configuration file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1"><text:span text:style-name="T6">Main Apache configuration file is located at </text:span><text:span text:style-name="T10">/o</text:span><text:span text:style-name="Emphasis"><text:span text:style-name="T11">pt/ /tomcat/conf/server.xml</text:span></text:span></text:p>
          </table:table-cell>
          <table:table-cell table:style-name="Table1.B2" office:value-type="string">
            <text:p text:style-name="P11"><text:span text:style-name="T6">Every nginix configuration file is found in</text:span></text:p>
            <text:p text:style-name="P11"><text:span text:style-name="T10">/etc/nginix </text:span><text:span text:style-name="T6">directory</text:span></text:p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1"><text:span text:style-name="T6">On starting the server log files will be stored in</text:span></text:p>
            <text:p text:style-name="P11"><text:span text:style-name="T10">/o</text:span><text:span text:style-name="Emphasis"><text:span text:style-name="T11">pt/ /tomcat/logs</text:span></text:span></text:p>
            <text:p text:style-name="P11"><text:span text:style-name="Emphasis"><text:span text:style-name="T12">The main log file is </text:span></text:span><text:span text:style-name="Emphasis"><text:span text:style-name="T11">catalina.out</text:span></text:span><text:span text:style-name="Emphasis"><text:span text:style-name="T12"> where error messages are saved</text:span></text:span></text:p>
          </table:table-cell>
          <table:table-cell table:style-name="Table1.B2" office:value-type="string">
            <text:p text:style-name="P11"><text:span text:style-name="T6">The main configuration file is </text:span><text:span text:style-name="T10">/etc/nginix/nginix.conf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6">Detailed documentation of Apache Tomcat can be found</text:span></text:p>
            <text:p text:style-name="P11"><text:span text:style-name="T6">at</text:span></text:p>
            <text:p text:style-name="P11"><text:span text:style-name="T10">https://tomcat.apache.org/tomcat-8.5-doc/index.html</text:span></text:p>
          </table:table-cell>
          <table:table-cell table:style-name="Table1.B2" office:value-type="string">
            <text:p text:style-name="P11"><text:span text:style-name="T6">Detailed documentation of nginix can be found at</text:span></text:p>
            <text:p text:style-name="P11"><text:span text:style-name="T10">https://nginx.org/en/docs/</text:span>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f38b53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3-01-22T03:23:00</meta:creation-date>
    <dc:date>2023-01-22T17:10:04.644928387</dc:date>
    <meta:editing-duration>PT5M43S</meta:editing-duration>
    <meta:generator>LibreOffice/7.4.2.3$Linux_X86_64 LibreOffice_project/40$Build-3</meta:generator>
    <meta:document-statistic meta:table-count="1" meta:image-count="0" meta:object-count="0" meta:page-count="2" meta:paragraph-count="47" meta:word-count="376" meta:character-count="2458" meta:non-whitespace-character-count="2127"/>
    <meta:user-defined meta:name="AppVersion">16.0000</meta:user-defined>
    <meta:template xlink:type="simple" xlink:actuate="onRequest" xlink:title="Normal.dotm" xlink:href=""/>
  </office:meta>
</office:document-meta>
</file>